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15fcef3" officeooo:paragraph-rsid="015fcef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2f75f" officeooo:paragraph-rsid="00c2f75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c400d4" officeooo:paragraph-rsid="00c61a2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cec2cd" officeooo:paragraph-rsid="00cec2c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d1b1cf" officeooo:paragraph-rsid="00d1b1c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d4d1d7" officeooo:paragraph-rsid="00d4d1d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d8a28a" officeooo:paragraph-rsid="00d8a28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dd044e" officeooo:paragraph-rsid="00dd044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df74fb" officeooo:paragraph-rsid="00df74f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e137f1" officeooo:paragraph-rsid="00e137f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e59a82" officeooo:paragraph-rsid="00e59a8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e92398" officeooo:paragraph-rsid="00e9239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c2f75f" officeooo:paragraph-rsid="00c2f75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ef3231" officeooo:paragraph-rsid="00ef323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f0d57c" officeooo:paragraph-rsid="00f729b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f9161d" officeooo:paragraph-rsid="00f9161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f9161d" officeooo:paragraph-rsid="00fac7c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f9161d" officeooo:paragraph-rsid="0101177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f9161d" officeooo:paragraph-rsid="0104c22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09b0f8" officeooo:paragraph-rsid="0109b0f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0aaa7f" officeooo:paragraph-rsid="010aaa7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0d14ae" officeooo:paragraph-rsid="010d14ae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13c392" officeooo:paragraph-rsid="0113c39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1588fd" officeooo:paragraph-rsid="011588f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16aa2c" officeooo:paragraph-rsid="0116aa2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182e50" officeooo:paragraph-rsid="01182e5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190d50" officeooo:paragraph-rsid="01190d5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1d3cee" officeooo:paragraph-rsid="011d3ce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1e66ca" officeooo:paragraph-rsid="011e66ca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23b2d0" officeooo:paragraph-rsid="0123b2d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2857c0" officeooo:paragraph-rsid="012857c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2bb915" officeooo:paragraph-rsid="012bb91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2cf55c" officeooo:paragraph-rsid="012cf55c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2d828f" officeooo:paragraph-rsid="012d828f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2dd800" officeooo:paragraph-rsid="012dd80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310dd1" officeooo:paragraph-rsid="0131cf5c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c88182" officeooo:paragraph-rsid="00c61a2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eeee97" officeooo:paragraph-rsid="00eeee9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135ef13" officeooo:paragraph-rsid="0135ef13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13c6287" officeooo:paragraph-rsid="013c628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13e17b4" officeooo:paragraph-rsid="013e17b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1453dc0" officeooo:paragraph-rsid="01453dc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14808c0" officeooo:paragraph-rsid="014808c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14ae64c" officeooo:paragraph-rsid="014ae64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14db817" officeooo:paragraph-rsid="014db817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14db817" officeooo:paragraph-rsid="0150b767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c400d4" officeooo:paragraph-rsid="00c61a2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cd0670" officeooo:paragraph-rsid="00c8968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cec2cd" officeooo:paragraph-rsid="00cec2c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d347b5" officeooo:paragraph-rsid="00d1b1c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d4d1d7" officeooo:paragraph-rsid="00d4d1d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d5dfc8" officeooo:paragraph-rsid="00d5dfc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d7abe5" officeooo:paragraph-rsid="00d7abe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d7cc17" officeooo:paragraph-rsid="00d7cc1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d9f7b2" officeooo:paragraph-rsid="00d8a28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dec312" officeooo:paragraph-rsid="00dd044e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df74fb" officeooo:paragraph-rsid="00df74f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e1e33b" officeooo:paragraph-rsid="00e137f1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e59a82" officeooo:paragraph-rsid="00e59a82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e7c8ed" officeooo:paragraph-rsid="00e59a82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ee0e41" officeooo:paragraph-rsid="00e9239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ee0e41" officeooo:paragraph-rsid="00c2f75f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ef3231" officeooo:paragraph-rsid="00ef3231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f7e544" officeooo:paragraph-rsid="00f729b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f9161d" officeooo:paragraph-rsid="00f9161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f9161d" officeooo:paragraph-rsid="00fac7c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fac7cd" officeooo:paragraph-rsid="00fac7c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fc79fe" officeooo:paragraph-rsid="00fce02f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fce02f" officeooo:paragraph-rsid="00fe7606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ff8242" officeooo:paragraph-rsid="01011773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06f053" officeooo:paragraph-rsid="0104c220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09b0f8" officeooo:paragraph-rsid="0109b0f8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0b87c3" officeooo:paragraph-rsid="010aaa7f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10f9ee" officeooo:paragraph-rsid="010d14ae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1588fd" officeooo:paragraph-rsid="011588fd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1755b8" officeooo:paragraph-rsid="0116aa2c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1aa625" officeooo:paragraph-rsid="01190d50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1d3cee" officeooo:paragraph-rsid="011d3ce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21bd87" officeooo:paragraph-rsid="011e66ca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23b2d0" officeooo:paragraph-rsid="0123b2d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248e5b" officeooo:paragraph-rsid="0123b2d0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258e5d" officeooo:paragraph-rsid="0123b2d0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2a17fa" officeooo:paragraph-rsid="012857c0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2a17fa" officeooo:paragraph-rsid="00f729b9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2c1e05" officeooo:paragraph-rsid="012bb915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2d3feb" officeooo:paragraph-rsid="012cf55c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2d828f" officeooo:paragraph-rsid="012d828f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30557e" officeooo:paragraph-rsid="012dd800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30557e" officeooo:paragraph-rsid="0161ce02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31cf5c" officeooo:paragraph-rsid="0133ba82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35ef13" officeooo:paragraph-rsid="0135ef13" style:font-size-asian="12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officeooo:rsid="013c6287" officeooo:paragraph-rsid="013c6287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3c6287" officeooo:paragraph-rsid="013c6287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40885d" officeooo:paragraph-rsid="013e17b4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445984" officeooo:paragraph-rsid="013e17b4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453dc0" officeooo:paragraph-rsid="01453dc0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472af1" officeooo:paragraph-rsid="01472af1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49c881" officeooo:paragraph-rsid="014808c0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4e6f98" officeooo:paragraph-rsid="014f4384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4f4384" officeooo:paragraph-rsid="0150b767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310dd1" officeooo:paragraph-rsid="0133ba82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c89680" officeooo:paragraph-rsid="00c89680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cd0670" officeooo:paragraph-rsid="00c89680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c45297" style:font-weight-asian="normal" style:font-weight-complex="normal"/>
    </style:style>
    <style:style style:name="T4" style:family="text">
      <style:text-properties style:text-underline-style="none" fo:font-weight="normal" officeooo:rsid="00c61a25" style:font-weight-asian="normal" style:font-weight-complex="normal"/>
    </style:style>
    <style:style style:name="T5" style:family="text">
      <style:text-properties style:text-underline-style="none" fo:font-weight="normal" officeooo:rsid="00c843a3" style:font-weight-asian="normal" style:font-weight-complex="normal"/>
    </style:style>
    <style:style style:name="T6" style:family="text">
      <style:text-properties style:text-underline-style="none" fo:font-weight="normal" officeooo:rsid="00d347b5" style:font-weight-asian="normal" style:font-weight-complex="normal"/>
    </style:style>
    <style:style style:name="T7" style:family="text">
      <style:text-properties style:text-underline-style="none" fo:font-weight="normal" officeooo:rsid="00d9f7b2" style:font-weight-asian="normal" style:font-weight-complex="normal"/>
    </style:style>
    <style:style style:name="T8" style:family="text">
      <style:text-properties style:text-underline-style="none" fo:font-weight="normal" officeooo:rsid="00dec312" style:font-weight-asian="normal" style:font-weight-complex="normal"/>
    </style:style>
    <style:style style:name="T9" style:family="text">
      <style:text-properties style:text-underline-style="none" fo:font-weight="normal" officeooo:rsid="00e1e33b" style:font-weight-asian="normal" style:font-weight-complex="normal"/>
    </style:style>
    <style:style style:name="T10" style:family="text">
      <style:text-properties style:text-underline-style="none" fo:font-weight="normal" officeooo:rsid="00e60f94" style:font-weight-asian="normal" style:font-weight-complex="normal"/>
    </style:style>
    <style:style style:name="T11" style:family="text">
      <style:text-properties style:text-underline-style="none" fo:font-weight="normal" officeooo:rsid="00e7c8ed" style:font-weight-asian="normal" style:font-weight-complex="normal"/>
    </style:style>
    <style:style style:name="T12" style:family="text">
      <style:text-properties style:text-underline-style="none" fo:font-weight="normal" officeooo:rsid="00e89561" style:font-weight-asian="normal" style:font-weight-complex="normal"/>
    </style:style>
    <style:style style:name="T13" style:family="text">
      <style:text-properties style:text-underline-style="none" fo:font-weight="normal" officeooo:rsid="00e92398" style:font-weight-asian="normal" style:font-weight-complex="normal"/>
    </style:style>
    <style:style style:name="T14" style:family="text">
      <style:text-properties style:text-underline-style="none" fo:font-weight="normal" officeooo:rsid="00eb0b30" style:font-weight-asian="normal" style:font-weight-complex="normal"/>
    </style:style>
    <style:style style:name="T15" style:family="text">
      <style:text-properties style:text-underline-style="none" fo:font-weight="normal" officeooo:rsid="00ec6ce4" style:font-weight-asian="normal" style:font-weight-complex="normal"/>
    </style:style>
    <style:style style:name="T16" style:family="text">
      <style:text-properties style:text-underline-style="none" fo:font-weight="normal" officeooo:rsid="00ed4db7" style:font-weight-asian="normal" style:font-weight-complex="normal"/>
    </style:style>
    <style:style style:name="T17" style:family="text">
      <style:text-properties style:text-underline-style="none" fo:font-weight="normal" officeooo:rsid="00ee0e41" style:font-weight-asian="normal" style:font-weight-complex="normal"/>
    </style:style>
    <style:style style:name="T18" style:family="text">
      <style:text-properties style:text-underline-style="none" fo:font-weight="normal" officeooo:rsid="00f2c02a" style:font-weight-asian="normal" style:font-weight-complex="normal"/>
    </style:style>
    <style:style style:name="T19" style:family="text">
      <style:text-properties style:text-underline-style="none" fo:font-weight="normal" officeooo:rsid="00f7c4f8" style:font-weight-asian="normal" style:font-weight-complex="normal"/>
    </style:style>
    <style:style style:name="T20" style:family="text">
      <style:text-properties style:text-underline-style="none" fo:font-weight="normal" officeooo:rsid="00f7e544" style:font-weight-asian="normal" style:font-weight-complex="normal"/>
    </style:style>
    <style:style style:name="T21" style:family="text">
      <style:text-properties style:text-underline-style="none" fo:font-weight="normal" officeooo:rsid="00fac7cd" style:font-weight-asian="normal" style:font-weight-complex="normal"/>
    </style:style>
    <style:style style:name="T22" style:family="text">
      <style:text-properties style:text-underline-style="none" fo:font-weight="normal" officeooo:rsid="00fe7606" style:font-weight-asian="normal" style:font-weight-complex="normal"/>
    </style:style>
    <style:style style:name="T23" style:family="text">
      <style:text-properties style:text-underline-style="none" fo:font-weight="normal" officeooo:rsid="00fedeaf" style:font-weight-asian="normal" style:font-weight-complex="normal"/>
    </style:style>
    <style:style style:name="T24" style:family="text">
      <style:text-properties style:text-underline-style="none" fo:font-weight="normal" officeooo:rsid="00ff8242" style:font-weight-asian="normal" style:font-weight-complex="normal"/>
    </style:style>
    <style:style style:name="T25" style:family="text">
      <style:text-properties style:text-underline-style="none" fo:font-weight="normal" officeooo:rsid="01011773" style:font-weight-asian="normal" style:font-weight-complex="normal"/>
    </style:style>
    <style:style style:name="T26" style:family="text">
      <style:text-properties style:text-underline-style="none" fo:font-weight="normal" officeooo:rsid="01021461" style:font-weight-asian="normal" style:font-weight-complex="normal"/>
    </style:style>
    <style:style style:name="T27" style:family="text">
      <style:text-properties style:text-underline-style="none" fo:font-weight="normal" officeooo:rsid="0102b9ff" style:font-weight-asian="normal" style:font-weight-complex="normal"/>
    </style:style>
    <style:style style:name="T28" style:family="text">
      <style:text-properties style:text-underline-style="none" fo:font-weight="normal" officeooo:rsid="0104c220" style:font-weight-asian="normal" style:font-weight-complex="normal"/>
    </style:style>
    <style:style style:name="T29" style:family="text">
      <style:text-properties style:text-underline-style="none" fo:font-weight="normal" officeooo:rsid="010586c0" style:font-weight-asian="normal" style:font-weight-complex="normal"/>
    </style:style>
    <style:style style:name="T30" style:family="text">
      <style:text-properties style:text-underline-style="none" fo:font-weight="normal" officeooo:rsid="0105a162" style:font-weight-asian="normal" style:font-weight-complex="normal"/>
    </style:style>
    <style:style style:name="T31" style:family="text">
      <style:text-properties style:text-underline-style="none" fo:font-weight="normal" officeooo:rsid="0106f053" style:font-weight-asian="normal" style:font-weight-complex="normal"/>
    </style:style>
    <style:style style:name="T32" style:family="text">
      <style:text-properties style:text-underline-style="none" fo:font-weight="normal" officeooo:rsid="010b87c3" style:font-weight-asian="normal" style:font-weight-complex="normal"/>
    </style:style>
    <style:style style:name="T33" style:family="text">
      <style:text-properties style:text-underline-style="none" fo:font-weight="normal" officeooo:rsid="010d4cf6" style:font-weight-asian="normal" style:font-weight-complex="normal"/>
    </style:style>
    <style:style style:name="T34" style:family="text">
      <style:text-properties style:text-underline-style="none" fo:font-weight="normal" officeooo:rsid="01109467" style:font-weight-asian="normal" style:font-weight-complex="normal"/>
    </style:style>
    <style:style style:name="T35" style:family="text">
      <style:text-properties style:text-underline-style="none" fo:font-weight="normal" officeooo:rsid="0110f9ee" style:font-weight-asian="normal" style:font-weight-complex="normal"/>
    </style:style>
    <style:style style:name="T36" style:family="text">
      <style:text-properties style:text-underline-style="none" fo:font-weight="normal" officeooo:rsid="011755b8" style:font-weight-asian="normal" style:font-weight-complex="normal"/>
    </style:style>
    <style:style style:name="T37" style:family="text">
      <style:text-properties style:text-underline-style="none" fo:font-weight="normal" officeooo:rsid="011aa625" style:font-weight-asian="normal" style:font-weight-complex="normal"/>
    </style:style>
    <style:style style:name="T38" style:family="text">
      <style:text-properties style:text-underline-style="none" fo:font-weight="normal" officeooo:rsid="01207feb" style:font-weight-asian="normal" style:font-weight-complex="normal"/>
    </style:style>
    <style:style style:name="T39" style:family="text">
      <style:text-properties style:text-underline-style="none" fo:font-weight="normal" officeooo:rsid="0120d2e4" style:font-weight-asian="normal" style:font-weight-complex="normal"/>
    </style:style>
    <style:style style:name="T40" style:family="text">
      <style:text-properties style:text-underline-style="none" fo:font-weight="normal" officeooo:rsid="0121bd87" style:font-weight-asian="normal" style:font-weight-complex="normal"/>
    </style:style>
    <style:style style:name="T41" style:family="text">
      <style:text-properties style:text-underline-style="none" fo:font-weight="normal" officeooo:rsid="01248e5b" style:font-weight-asian="normal" style:font-weight-complex="normal"/>
    </style:style>
    <style:style style:name="T42" style:family="text">
      <style:text-properties style:text-underline-style="none" fo:font-weight="normal" officeooo:rsid="0124b361" style:font-weight-asian="normal" style:font-weight-complex="normal"/>
    </style:style>
    <style:style style:name="T43" style:family="text">
      <style:text-properties style:text-underline-style="none" fo:font-weight="normal" officeooo:rsid="01258e5d" style:font-weight-asian="normal" style:font-weight-complex="normal"/>
    </style:style>
    <style:style style:name="T44" style:family="text">
      <style:text-properties style:text-underline-style="none" fo:font-weight="normal" officeooo:rsid="0128fe55" style:font-weight-asian="normal" style:font-weight-complex="normal"/>
    </style:style>
    <style:style style:name="T45" style:family="text">
      <style:text-properties style:text-underline-style="none" fo:font-weight="normal" officeooo:rsid="012a17fa" style:font-weight-asian="normal" style:font-weight-complex="normal"/>
    </style:style>
    <style:style style:name="T46" style:family="text">
      <style:text-properties style:text-underline-style="none" fo:font-weight="normal" officeooo:rsid="012c1e05" style:font-weight-asian="normal" style:font-weight-complex="normal"/>
    </style:style>
    <style:style style:name="T47" style:family="text">
      <style:text-properties style:text-underline-style="none" fo:font-weight="normal" officeooo:rsid="012d3feb" style:font-weight-asian="normal" style:font-weight-complex="normal"/>
    </style:style>
    <style:style style:name="T48" style:family="text">
      <style:text-properties style:text-underline-style="none" fo:font-weight="normal" officeooo:rsid="012f6d33" style:font-weight-asian="normal" style:font-weight-complex="normal"/>
    </style:style>
    <style:style style:name="T49" style:family="text">
      <style:text-properties style:text-underline-style="none" fo:font-weight="normal" officeooo:rsid="0130557e" style:font-weight-asian="normal" style:font-weight-complex="normal"/>
    </style:style>
    <style:style style:name="T50" style:family="text">
      <style:text-properties style:text-underline-style="none" fo:font-weight="normal" officeooo:rsid="0131cf5c" style:font-weight-asian="normal" style:font-weight-complex="normal"/>
    </style:style>
    <style:style style:name="T51" style:family="text">
      <style:text-properties style:text-underline-style="none" fo:font-weight="normal" officeooo:rsid="015e0398" style:font-weight-asian="normal" style:font-weight-complex="normal"/>
    </style:style>
    <style:style style:name="T52" style:family="text">
      <style:text-properties style:text-underline-style="none" officeooo:rsid="01378286"/>
    </style:style>
    <style:style style:name="T53" style:family="text">
      <style:text-properties style:text-underline-style="none" officeooo:rsid="01397585"/>
    </style:style>
    <style:style style:name="T54" style:family="text">
      <style:text-properties style:text-underline-style="none" officeooo:rsid="013b0751"/>
    </style:style>
    <style:style style:name="T55" style:family="text">
      <style:text-properties style:text-underline-style="none" officeooo:rsid="0140885d"/>
    </style:style>
    <style:style style:name="T56" style:family="text">
      <style:text-properties style:text-underline-style="none" officeooo:rsid="01412a6b"/>
    </style:style>
    <style:style style:name="T57" style:family="text">
      <style:text-properties style:text-underline-style="none" officeooo:rsid="0141a728"/>
    </style:style>
    <style:style style:name="T58" style:family="text">
      <style:text-properties style:text-underline-style="none" officeooo:rsid="01435fb3"/>
    </style:style>
    <style:style style:name="T59" style:family="text">
      <style:text-properties style:text-underline-style="none" officeooo:rsid="01445984"/>
    </style:style>
    <style:style style:name="T60" style:family="text">
      <style:text-properties style:text-underline-style="none" officeooo:rsid="0148c6cc"/>
    </style:style>
    <style:style style:name="T61" style:family="text">
      <style:text-properties style:text-underline-style="none" officeooo:rsid="0149c881"/>
    </style:style>
    <style:style style:name="T62" style:family="text">
      <style:text-properties style:text-underline-style="none" officeooo:rsid="014c6940"/>
    </style:style>
    <style:style style:name="T63" style:family="text">
      <style:text-properties style:text-underline-style="none" officeooo:rsid="014e6f98"/>
    </style:style>
    <style:style style:name="T64" style:family="text">
      <style:text-properties style:text-underline-style="none" officeooo:rsid="0150b767"/>
    </style:style>
    <style:style style:name="T65" style:family="text">
      <style:text-properties style:text-underline-style="none" officeooo:rsid="0152856c"/>
    </style:style>
    <style:style style:name="T66" style:family="text">
      <style:text-properties style:text-underline-style="none" officeooo:rsid="014db817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c88182" style:font-weight-asian="normal" style:font-weight-complex="normal"/>
    </style:style>
    <style:style style:name="T69" style:family="text">
      <style:text-properties fo:font-weight="normal" officeooo:rsid="00c9b4ed" style:font-weight-asian="normal" style:font-weight-complex="normal"/>
    </style:style>
    <style:style style:name="T70" style:family="text">
      <style:text-properties fo:font-weight="normal" officeooo:rsid="00cb2f65" style:font-weight-asian="normal" style:font-weight-complex="normal"/>
    </style:style>
    <style:style style:name="T71" style:family="text">
      <style:text-properties fo:font-weight="normal" officeooo:rsid="0154f1cb" style:font-weight-asian="normal" style:font-weight-complex="normal"/>
    </style:style>
    <style:style style:name="T72" style:family="text">
      <style:text-properties officeooo:rsid="00fe7606"/>
    </style:style>
    <style:style style:name="T73" style:family="text">
      <style:text-properties officeooo:rsid="01011773"/>
    </style:style>
    <style:style style:name="T74" style:family="text">
      <style:text-properties officeooo:rsid="0106f053"/>
    </style:style>
    <style:style style:name="T75" style:family="text">
      <style:text-properties officeooo:rsid="01109467"/>
    </style:style>
    <style:style style:name="T76" style:family="text">
      <style:text-properties officeooo:rsid="015589a1"/>
    </style:style>
    <style:style style:name="T77" style:family="text">
      <style:text-properties officeooo:rsid="01584775"/>
    </style:style>
    <style:style style:name="T78" style:family="text">
      <style:text-properties officeooo:rsid="0159d39e"/>
    </style:style>
    <style:style style:name="T79" style:family="text">
      <style:text-properties officeooo:rsid="015b1c2a"/>
    </style:style>
    <style:style style:name="T80" style:family="text">
      <style:text-properties officeooo:rsid="015c751c"/>
    </style:style>
    <style:style style:name="T81" style:family="text">
      <style:text-properties style:text-underline-style="solid" style:text-underline-width="auto" style:text-underline-color="font-color" fo:font-weight="bold" officeooo:rsid="01310dd1" style:font-weight-asian="bold" style:font-weight-complex="bold"/>
    </style:style>
    <style:style style:name="T82" style:family="text">
      <style:text-properties officeooo:rsid="01310d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lture et histoire des peuples d’Europe de l’Est</text:p>
      <text:p text:style-name="P3">La Pologne</text:p>
      <text:p text:style-name="P1"/>
      <text:p text:style-name="P1"/>
      <text:p text:style-name="P4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5"/>
      <text:p text:style-name="P6"><text:span text:style-name="T2">Hymne Polonais : « La Pologne n’a pas encore disparue, tant que nous vivons. Ce que l’étranger nous a pris de force, nous le reprenons par le sabre… </text:span><text:span text:style-name="T3">Bonaparte nous a donné l’exemple, comment nous devons vivre. »</text:span></text:p>
      <text:p text:style-name="P6"><text:span text:style-name="T3"><text:tab/><text:tab/><text:tab/><text:tab/><text:tab/><text:tab/><text:tab/>- </text:span><text:span text:style-name="T4">Joseph Wy</text:span><text:span text:style-name="T5">b</text:span><text:span text:style-name="T4">icki</text:span><text:span text:style-name="T2"> <text:s/></text:span></text:p>
      <text:p text:style-name="P50"/>
      <text:p text:style-name="P6"><text:span text:style-name="T2"><text:line-break/></text:span><text:span text:style-name="T68">Pologne, information</text:span><text:span text:style-name="T71">s</text:span><text:span text:style-name="T68"> générales :</text:span></text:p>
      <text:p text:style-name="P40"/>
      <text:p text:style-name="P105"><text:span text:style-name="T68">- </text:span><text:span text:style-name="T67">39 millions d’habitants</text:span></text:p>
      <text:p text:style-name="P105"><text:span text:style-name="T67">- Régime parlementaire : </text:span><text:span text:style-name="T69">République de Pologne</text:span></text:p>
      <text:p text:style-name="P105"><text:span text:style-name="T69">- </text:span><text:span text:style-name="T70">Parlement bicamérale : 560 députés, 100 au Sénat, 460 à la Diète.</text:span></text:p>
      <text:p text:style-name="P106"><text:span text:style-name="T70">- </text:span><text:span text:style-name="T67">Président : Andrzej Duda</text:span></text:p>
      <text:p text:style-name="P51">- <text:span text:style-name="T76">Premier Ministre : </text:span>Mateusz Morawiecki</text:p>
      <text:p text:style-name="P51"/>
      <text:p text:style-name="P51"/>
      <text:p text:style-name="P7">2015 <text:span text:style-name="T2">: Tournant politique → Retour au pouvoir des partis conservateurs, Eurosceptique (PIS).</text:span></text:p>
      <text:p text:style-name="P52"/>
      <text:p text:style-name="P8"><text:span text:style-name="T2">L’accent de la politique est mis sur les questions sociales : âge départ à la retraite, augmentation des allocations familiales, gratuité des soins médicaux aux retraités, </text:span><text:span text:style-name="T6">augmentation du salaire minimum.</text:span></text:p>
      <text:p text:style-name="P53"/>
      <text:p text:style-name="P9"><text:span text:style-name="T6">É</text:span><text:span text:style-name="T2">conomie : Réduction impôt TPE/PME</text:span></text:p>
      <text:p text:style-name="P54"/>
      <text:p text:style-name="P55">Éducatif : Réforme du système scolaire</text:p>
      <text:p text:style-name="P55"/>
      <text:p text:style-name="P56">Culturel : Renforcer le sentiment patriotique</text:p>
      <text:p text:style-name="P56"/>
      <text:p text:style-name="P57">Superficie : Environ 310 000 km²</text:p>
      <text:p text:style-name="P57"/>
      <text:p text:style-name="P10"><text:span text:style-name="T2">Principales villes : </text:span><text:span text:style-name="T67">Varsovie</text:span><text:span text:style-name="T2"> – Capitale, Lodz &amp; Wroclaw – Industrielles, </text:span><text:span text:style-name="T7">Cracovie, Gyduya &amp; Gdunsk – Ville de départ du mouvement Solidarité</text:span></text:p>
      <text:p text:style-name="P58"/>
      <text:p text:style-name="P11"><text:span text:style-name="T7">2</text:span><text:span text:style-name="T2">478 communes, langue : polonais, monnaie : zloty </text:span><text:span text:style-name="T8">(4,5 = 1€).</text:span></text:p>
      <text:p text:style-name="P59"/>
      <text:p text:style-name="P12"><text:span text:style-name="T8">F</text:span><text:span text:style-name="T2">êtes nationales : <text:s/>11 novembre → Indépendance</text:span></text:p>
      <text:p text:style-name="P60"><text:tab/><text:tab/><text:tab/>3 mai → Fête de la Constitution de 179<text:span text:style-name="T77">1</text:span></text:p>
      <text:p text:style-name="P60"/>
      <text:p text:style-name="P13"><text:span text:style-name="T2">PIB : 465 M€ </text:span><text:span text:style-name="T9">= 12 100 €/hab, croissance de 4,5 %, chômage bas, inflation à 1,6 %.</text:span></text:p>
      <text:p text:style-name="P61"/>
      <text:p text:style-name="P14"><text:span text:style-name="T9">L</text:span><text:span text:style-name="T2">a Pologne fait parti de deux grands groupes :</text:span></text:p>
      <text:p text:style-name="P62"><text:soft-page-break/></text:p>
      <text:p text:style-name="P62">- Triangle de Weimar (1991) :</text:p>
      <text:p text:style-name="P62"><text:tab/>→ France, Allemagne, Pologne</text:p>
      <text:p text:style-name="P62"><text:tab/>→ Coop sur des enjeux européens</text:p>
      <text:p text:style-name="P62"><text:tab/>→ Dialogue sur la société civile (Énergie, PAC, Budget, Éducation).</text:p>
      <text:p text:style-name="P62"/>
      <text:p text:style-name="P14"><text:span text:style-name="T2">- </text:span><text:span text:style-name="T10">Groupe de </text:span><text:span text:style-name="T13">V</text:span><text:span text:style-name="T10">isgrad (1991), date originalement de 1335 (Boleslas le Vaillant), entre les rois de Hongrie, Pologne et </text:span><text:span text:style-name="T13">Morav</text:span><text:span text:style-name="T51">i</text:span><text:span text:style-name="T13">e</text:span><text:span text:style-name="T10"> </text:span><text:span text:style-name="T11">afin de créer une coop sur le </text:span><text:span text:style-name="T12">développement</text:span><text:span text:style-name="T11"> routier.</text:span></text:p>
      <text:p text:style-name="P63"/>
      <text:p text:style-name="P15"><text:span text:style-name="T11">E</text:span><text:span text:style-name="T2">n 1991 reprise de l’idée pour créer une coopération régionale (Tchéquie, Hongrie, Pologne, Slovaquie</text:span><text:span text:style-name="T14">), afin de créer une coopération économique et de </text:span><text:span text:style-name="T15">développement des transports.</text:span></text:p>
      <text:p text:style-name="P15"><text:span text:style-name="T15"><text:tab/>→</text:span><text:span text:style-name="T16"> Opposition UE (notamment sur la question migratoire)</text:span></text:p>
      <text:p text:style-name="P15"><text:span text:style-name="T16"><text:tab/>→</text:span><text:span text:style-name="T17"> Coopération fragile</text:span></text:p>
      <text:p text:style-name="P64"><text:tab/><text:tab/><text:tab/>→ Tchéquie pro-Germanique</text:p>
      <text:p text:style-name="P64"><text:tab/><text:tab/><text:tab/>→ Polonais anti-Russe</text:p>
      <text:p text:style-name="P16"><text:span text:style-name="T2"><text:tab/><text:tab/><text:tab/>→</text:span><text:span text:style-name="T17"> Hongrie pro-Russe</text:span></text:p>
      <text:p text:style-name="P65"><text:tab/><text:tab/><text:tab/>→ Slovaquie pro-Russe</text:p>
      <text:p text:style-name="P65"/>
      <text:p text:style-name="P41">Histoire de la Pologne:</text:p>
      <text:p text:style-name="P41"/>
      <text:p text:style-name="P17">Vème siècle :<text:span text:style-name="T2"> Arrivé des peuples slaves</text:span></text:p>
      <text:p text:style-name="P66"/>
      <text:p text:style-name="P18">840 :<text:span text:style-name="T2"> </text:span><text:span text:style-name="T18">Création de la dynastie des Pias</text:span><text:span text:style-name="T19">t, avec Miezsko (960 – 992) la construction étatique de la Pologne prend forme. </text:span><text:span text:style-name="T20">C’est aussi la conversion des Polonais au Christianisme, les combats contre les invasions germaniques, l’utilisation de l’alphabet latin et la mise de la Pologne sous le protectorat du Pape.</text:span></text:p>
      <text:p text:style-name="P67"/>
      <text:p text:style-name="P19">992 – 1025 :<text:span text:style-name="T2"> Règne de Boleslas le Vaillant</text:span></text:p>
      <text:p text:style-name="P68"><text:tab/><text:tab/>→ Imposition du Catholicisme</text:p>
      <text:p text:style-name="P68"><text:tab/><text:tab/>→ Guerres contre le St Empire Germanique</text:p>
      <text:p text:style-name="P69"><text:tab/><text:tab/>→ Conquête de la Moravie, Silésie, Poméranie</text:p>
      <text:p text:style-name="P20"><text:span text:style-name="T2"><text:tab/><text:tab/>→</text:span><text:span text:style-name="T21"> Sacré roi par le Pape en 1025</text:span></text:p>
      <text:p text:style-name="P70"/>
      <text:p text:style-name="P71">Il envisage des conquêtes en Russie, Bohème, Slovaquie, mais meurt.</text:p>
      <text:p text:style-name="P72">Sous son règne à lieu une floraison économique.</text:p>
      <text:p text:style-name="P72"/>
      <text:p text:style-name="P21"><text:span text:style-name="T72">1240 :</text:span><text:span text:style-name="T22"> </text:span><text:span text:style-name="T23">Invasion Tatar →</text:span><text:span text:style-name="T24"> Un siècle et demi de présence Tartaro-Mongole.</text:span></text:p>
      <text:p text:style-name="P73"/>
      <text:p text:style-name="P22"><text:span text:style-name="T73">1333 – 1370 :</text:span><text:span text:style-name="T25"> </text:span><text:span text:style-name="T26">Dynastie J</text:span><text:span text:style-name="T42">a</text:span><text:span text:style-name="T26">g</text:span><text:span text:style-name="T42">e</text:span><text:span text:style-name="T26">llon sous Casimir le Grand. </text:span><text:span text:style-name="T27">Coopération avec les tatars avant de les bouter hors de la Pologne avec une armée nouvelle.</text:span></text:p>
      <text:p text:style-name="P22"><text:span text:style-name="T27"><text:tab/><text:tab/>→</text:span><text:span text:style-name="T28"> Alliance avec le Duché de Lituanie, </text:span><text:span text:style-name="T29">un seul roi pour les deux états </text:span><text:span text:style-name="T30">capitale Varsovie, christianisation de la Lituanie et victoire contre les Teutons en </text:span><text:span text:style-name="T74">1410</text:span><text:span text:style-name="T31">.</text:span></text:p>
      <text:p text:style-name="P74"/>
      <text:p text:style-name="P23">1569 :<text:span text:style-name="T2"> Formation du Duché Polono-Lituanien.</text:span></text:p>
      <text:p text:style-name="P75"/>
      <text:p text:style-name="P24"><text:span text:style-name="T2">Suite à des conflits extérieurs, des épidémies, des révoltes paysannes, des guerres désastreuses avec la Russie, les Cosaques, la Suède, Empire Ottoman, l’Allemagne, </text:span><text:span text:style-name="T32">un déclin de la Pologne est entamé.</text:span></text:p>
      <text:p text:style-name="P76"/>
      <text:p text:style-name="P25">1603 – 1613 :<text:span text:style-name="T2"> </text:span><text:span text:style-name="T33">Reprise par la Russie des territoires conquis ultérieurement par la Pologne</text:span></text:p>
      <text:p text:style-name="P76"/>
      <text:p text:style-name="P25"><text:soft-page-break/>16<text:span text:style-name="T75">67 :</text:span><text:span text:style-name="T34"> </text:span><text:span text:style-name="T35">Traité d’Androussovo → Récupération par la Russie de tous les territoires ultérieurement conquis par la Pologne.</text:span></text:p>
      <text:p text:style-name="P77"/>
      <text:p text:style-name="P26"><text:span text:style-name="T35">S’</text:span><text:span text:style-name="T2">en suit trois partages de la Pologne :</text:span></text:p>
      <text:p text:style-name="P27">1772 :<text:span text:style-name="T2"> Partage entre la Russie, Prusse et Autriche</text:span></text:p>
      <text:p text:style-name="P78"/>
      <text:p text:style-name="P28">1793 :<text:span text:style-name="T2"> </text:span><text:span text:style-name="T36">Partage entre la Prusse et la Russie</text:span></text:p>
      <text:p text:style-name="P79"/>
      <text:p text:style-name="P29">1795 :<text:span text:style-name="T2"> Partage entre la Prusse, l’Autriche et la Russie</text:span></text:p>
      <text:p text:style-name="P30">1815 :<text:span text:style-name="T2"> </text:span><text:span text:style-name="T37">Accord de paix générale en Europe et création de l’Europe du Congrès (Duché de Varsovie, capitale et environs). </text:span></text:p>
      <text:p text:style-name="P80"/>
      <text:p text:style-name="P31"><text:span text:style-name="T37">J</text:span><text:span text:style-name="T2">usqu’en 1919, les polonais se révoltent régulièrement contre l’occupation.</text:span></text:p>
      <text:p text:style-name="P81"/>
      <text:p text:style-name="P32">1919 :<text:span text:style-name="T2"> </text:span><text:span text:style-name="T38">Renaissance </text:span><text:span text:style-name="T39">de la Pologne →</text:span><text:span text:style-name="T40"> Enjeux de récupération du territoire.</text:span></text:p>
      <text:p text:style-name="P82"/>
      <text:p text:style-name="P33"><text:span text:style-name="T40">D</text:span><text:span text:style-name="T2">u point de vue géopolitique l’histoire peut être résumé comme un dilemme, les deux dynasties représentant un modèle opposé :</text:span></text:p>
      <text:p text:style-name="P83"/>
      <text:p text:style-name="P33"><text:span text:style-name="T2">- </text:span><text:span text:style-name="T41">Piaste → Homogène ethniquement et tourné vers le monde germanique</text:span></text:p>
      <text:p text:style-name="P84"/>
      <text:p text:style-name="P33"><text:span text:style-name="T41">- Jagellon → </text:span><text:span text:style-name="T43">Hétérogène ethniquement et tourné vers l’Est</text:span></text:p>
      <text:p text:style-name="P85"/>
      <text:p text:style-name="P34"><text:span text:style-name="T43">À </text:span><text:span text:style-name="T2">sa renaissance en 1919, la Pologne opte pour le deuxième modèle. </text:span><text:span text:style-name="T44">Le territoire devient un enjeux important et suite au traité de Trianon </text:span><text:span text:style-name="T45">la Pologne obtient :</text:span></text:p>
      <text:p text:style-name="P86"/>
      <text:p text:style-name="P86"><text:tab/>→ 400 000 km²</text:p>
      <text:p text:style-name="P86"><text:tab/>→ 19M de Polonais</text:p>
      <text:p text:style-name="P18"><text:span text:style-name="T20"><text:tab/></text:span><text:span text:style-name="T45">→ 2M de Slaves</text:span></text:p>
      <text:p text:style-name="P87"><text:tab/>→ 2M de Juifs</text:p>
      <text:p text:style-name="P87"><text:tab/>→ 3M d’Ukrainiens</text:p>
      <text:p text:style-name="P87"><text:tab/>→ Une grande minorité allemande</text:p>
      <text:p text:style-name="P87"/>
      <text:p text:style-name="P35">1939 :<text:span text:style-name="T2"> </text:span><text:span text:style-name="T46">Partage de la Pologne entre l’Allemagne Nazie et l’URSS, accord Molotov-Ribbentrop.</text:span></text:p>
      <text:p text:style-name="P88"/>
      <text:p text:style-name="P36"><text:span text:style-name="T46">À </text:span><text:span text:style-name="T2">la fin de la deuxième guerre mondiale la problématique des frontières revient :</text:span></text:p>
      <text:p text:style-name="P36"><text:span text:style-name="T2"><text:tab/><text:tab/>→</text:span><text:span text:style-name="T47"> URSS prends la Biélorrusie, l’Ukraine et la Lituanie</text:span></text:p>
      <text:p text:style-name="P89"><text:tab/><text:tab/>→ La Pologne s’élargit sur le territoire Allemand au Nord et à l’Ouest</text:p>
      <text:p text:style-name="P89"/>
      <text:p text:style-name="P37"><text:span text:style-name="T47">S</text:span><text:span text:style-name="T2">taline a donc opté pour le premier modèle, celui des Piaste en repoussant les frontières à l’Ouest.</text:span></text:p>
      <text:p text:style-name="P90"/>
      <text:p text:style-name="P38">1947 – 1989 :<text:span text:style-name="T2"> </text:span><text:span text:style-name="T48">La Pologne est communiste, elle fait partie du pacte de Varsovie et du Comecon (Conseil d’assistance économique mutuelle), </text:span><text:span text:style-name="T49">néanmoins elle préserve :</text:span></text:p>
      <text:p text:style-name="P91"/>
      <text:p text:style-name="P91">- La liberté de culte</text:p>
      <text:p text:style-name="P92">- Le droit à la propriété privée</text:p>
      <text:p text:style-name="P92"><text:span text:style-name="T81"/></text:p>
      <text:p text:style-name="P92"><text:span text:style-name="T81">1989 :</text:span><text:span text:style-name="T82"> Le mouvement Solidarité arrive à imposer le changement de régime, la Pologne se libère du communisme.</text:span></text:p>
      <text:p text:style-name="P39"><text:soft-page-break/><text:span text:style-name="T2"><text:tab/><text:tab/>→</text:span><text:span text:style-name="T50"> Transformation société conservatrice → Libérale</text:span></text:p>
      <text:p text:style-name="P93"><text:tab/><text:tab/>→ Année 2000 → Retour conservatisme</text:p>
      <text:p text:style-name="P93"/>
      <text:p text:style-name="P42">Caractéristiques principales de la sortie du communisme en Pologne <text:span text:style-name="T1">:</text:span></text:p>
      <text:p text:style-name="P94"/>
      <text:p text:style-name="P94"/>
      <text:p text:style-name="P42"><text:span text:style-name="T1">- </text:span><text:span text:style-name="T52">L’existence d’une opposition forte de masse, avec une représentation de tous les classes sociales</text:span></text:p>
      <text:p text:style-name="P42"><text:span text:style-name="T52">- </text:span><text:span text:style-name="T53">Situation économique désastreuse (seule la Roumanie avait une situation pire).</text:span></text:p>
      <text:p text:style-name="P42"><text:span text:style-name="T53">- </text:span><text:span text:style-name="T54">Trois personnalités fortes célèbres en Pologne qui marquent les esprits à cette époque :</text:span></text:p>
      <text:list xml:id="list1601146020" text:style-name="L1">
        <text:list-item>
          <text:p text:style-name="P43"><text:span text:style-name="T54">J</text:span><text:span text:style-name="T1">ean Paul 2 (Carol Wojtyla)</text:span></text:p>
        </text:list-item>
        <text:list-item>
          <text:p text:style-name="P95">Lech Wales<text:span text:style-name="T78">a</text:span>, chef de Solidarnos</text:p>
        </text:list-item>
        <text:list-item>
          <text:p text:style-name="P95">Jaruselski, le chef du PC polonais</text:p>
        </text:list-item>
        <text:list-item>
          <text:p text:style-name="P95">Et le rôle de l’Église catholique, qui représente non seulement une autorité spirituelle puissante, mais aussi intellectuelle.</text:p>
        </text:list-item>
      </text:list>
      <text:p text:style-name="P96"/>
      <text:p text:style-name="P44"><text:span text:style-name="T1">Pour passer de l’économie planifiée à l’économie de marché, </text:span><text:span text:style-name="T55">certaines mesures de transformations ont été prises :</text:span></text:p>
      <text:p text:style-name="P97"/>
      <text:p text:style-name="P44"><text:span text:style-name="T55">- </text:span><text:span text:style-name="T56">Réformes structurelles (privatisation omniprésente + restructuration du système industriel obsolète).</text:span></text:p>
      <text:p text:style-name="P44"><text:span text:style-name="T56">- </text:span><text:span text:style-name="T57">Entre 1996 et 2000 </text:span><text:span text:style-name="T58">le PIB à grimpé de 5 %, avec ensuite un ralentissement.</text:span></text:p>
      <text:p text:style-name="P44"><text:span text:style-name="T58">- La conséquence principale est le chômage (36 % en campagne), 18 % en moyenne entre 2000 et 2005 </text:span><text:span text:style-name="T59">(3,4 % actuellement).</text:span></text:p>
      <text:p text:style-name="P98"/>
      <text:p text:style-name="P45"><text:span text:style-name="T59">M</text:span><text:span text:style-name="T1">ais la Pologne s’est ouverte vers l’extérieur, ce qui a permis un afflux de capitaux étrangers, en particulier de la France et de l’Allemagne (partenaires du triangle de Weimar), mais aussi de l’Italie, la GB, la Tchequie…</text:span></text:p>
      <text:p text:style-name="P99"/>
      <text:p text:style-name="P100">Malgré les tensions avec la Russie, les achats énergétiques sont toujours effectués auprès d’elle.</text:p>
      <text:p text:style-name="P100"/>
      <text:p text:style-name="P46"><text:span text:style-name="T1">La Pologne a créée de nombreuses ZES, </text:span><text:span text:style-name="T60">qui existent aussi au Danemark, en Slovénie, …, dans des régions pauvres, éloignées du centre et qui souffrent d’absence d’investissement </text:span><text:span text:style-name="T61">(subventions).</text:span></text:p>
      <text:p text:style-name="P101"/>
      <text:p text:style-name="P47"><text:span text:style-name="T61">L</text:span><text:span text:style-name="T1">a Pologne étant un pays agricole elle profite fortement de la PAC. </text:span><text:span text:style-name="T62">La création du triangle de Weimar en 91, ont permis entre autre de préparer la Pologne à intégrer l’UE et l’OTAN, et les échanges restent très forts.L</text:span><text:span text:style-name="T66">a culture polonaise, est une culture frontalière, elle s’est toujours retrouvé entre l’Orient et l’Occident :</text:span></text:p>
      <text:p text:style-name="P48"><text:span text:style-name="T1">- </text:span><text:span text:style-name="T63">Culture de centre Europe</text:span></text:p>
      <text:p text:style-name="P102">- Cette culture réunit l’art de vivre <text:span text:style-name="T79">hassidique</text:span> juif, la tradition folkloriques et <text:span text:style-name="T80">pittoresques</text:span>…</text:p>
      <text:p text:style-name="P102"/>
      <text:p text:style-name="P103">La culture polonaise est un mélange particulier, de traditions culturelles qui puisent ses sources dans le passé, passé glorieux ou passé de souffrance.</text:p>
      <text:p text:style-name="P103"/>
      <text:p text:style-name="P49"><text:span text:style-name="T64">L’identité polonaise se construit aussi sur un sentiment de messianisme. La foi et le patriotisme sont aussi à la base de leurs cultures, </text:span><text:span text:style-name="T65">cette culture est mélangée entre l’influence Russe et Germanique.</text:span></text:p>
      <text:p text:style-name="P10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12-01T13:13:37.766165711</dc:date>
    <meta:editing-duration>PT4H57M2S</meta:editing-duration>
    <meta:editing-cycles>326</meta:editing-cycles>
    <meta:generator>LibreOffice/6.1.3.2$Linux_X86_64 LibreOffice_project/10$Build-2</meta:generator>
    <meta:document-statistic meta:table-count="0" meta:image-count="0" meta:object-count="0" meta:page-count="4" meta:paragraph-count="101" meta:word-count="1268" meta:character-count="7858" meta:non-whitespace-character-count="6631"/>
  </office:meta>
</office:document-meta>
</file>